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3.4736in"/>
    </style:style>
    <style:style style:name="Table1.B" style:family="table-column">
      <style:table-column-properties style:column-width="2.0333in"/>
    </style:style>
    <style:style style:name="Table1.C" style:family="table-column">
      <style:table-column-properties style:column-width="0.1854in"/>
    </style:style>
    <style:style style:name="Table1.D" style:family="table-column">
      <style:table-column-properties style:column-width="1.3076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7188in" fo:margin-left="0.2125in" table:align="lef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1.6563in"/>
    </style:style>
    <style:style style:name="Table2.A1" style:family="table-cell">
      <style:table-cell-properties fo:padding-left="0.0403in" fo:padding-right="0.0403in" fo:padding-top="0.0403in" fo:padding-bottom="0.0799in" fo:border="none"/>
    </style:style>
    <style:style style:name="Table3" style:family="table">
      <style:table-properties style:width="6.75in" fo:margin-left="0.2125in" table:align="lef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-left="0.0403in" fo:padding-right="0.0403in" fo:padding-top="0.0403in" fo:padding-bottom="0.0799in" fo:border="none"/>
    </style:style>
    <style:style style:name="Table4" style:family="table">
      <style:table-properties style:width="6.7188in" fo:margin-left="0.2125in" table:align="left"/>
    </style:style>
    <style:style style:name="Table4.A" style:family="table-column">
      <style:table-column-properties style:column-width="6.7188in"/>
    </style:style>
    <style:style style:name="Table4.A1" style:family="table-cell">
      <style:table-cell-properties fo:padding-left="0.0403in" fo:padding-right="0.0403in" fo:padding-top="0.0403in" fo:padding-bottom="0.0799in" fo:border="none"/>
    </style:style>
    <style:style style:name="Table5" style:family="table">
      <style:table-properties style:width="6.7188in" fo:margin-left="0.2125in" table:align="left"/>
    </style:style>
    <style:style style:name="Table5.A" style:family="table-column">
      <style:table-column-properties style:column-width="6.7188in"/>
    </style:style>
    <style:style style:name="Table5.1" style:family="table-row">
      <style:table-row-properties style:min-row-height="0.75in"/>
    </style:style>
    <style:style style:name="Table5.A1" style:family="table-cell">
      <style:table-cell-properties fo:padding-left="0.0403in" fo:padding-right="0.0403in" fo:padding-top="0.0403in" fo:padding-bottom="0.0799in" fo:border="none"/>
    </style:style>
    <style:style style:name="P1" style:family="paragraph" style:parent-style-name="Standard">
      <style:paragraph-properties fo:margin-top="0in" fo:margin-bottom="0.0201in" loext:contextual-spacing="false"/>
      <style:text-properties style:font-name="Linux Libertine O" fo:font-size="11pt" fo:font-weight="bold" officeooo:rsid="0033e7b0" officeooo:paragraph-rsid="005ad8b4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tyle="normal" officeooo:rsid="005eae6e" officeooo:paragraph-rsid="005eae6e" style:font-style-asian="normal" style:font-style-complex="normal"/>
    </style:style>
    <style:style style:name="P3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1200c4" officeooo:paragraph-rsid="002404f2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28276d" officeooo:paragraph-rsid="0028276d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da007" officeooo:paragraph-rsid="000da007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c3fa1" officeooo:paragraph-rsid="000c3fa1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cf07c" officeooo:paragraph-rsid="000cf07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da007" officeooo:paragraph-rsid="000da00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03ce5" officeooo:paragraph-rsid="00103ce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cfe24" officeooo:paragraph-rsid="002cfe2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200c4" officeooo:paragraph-rsid="002404f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a127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404f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4a5a10" officeooo:paragraph-rsid="005ad8b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ac7f3" officeooo:paragraph-rsid="0023060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cf07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da00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103ce5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2cfe24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cf07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103ce5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2cfe2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da007" officeooo:paragraph-rsid="000da007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cf07c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da007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103ce5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2cfe24" style:font-size-asian="11pt" style:font-style-asian="normal" style:font-size-complex="11pt" style:font-style-complex="normal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Display O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 O" fo:font-size="11pt" officeooo:rsid="006ad8ab" officeooo:paragraph-rsid="006ad8ab" style:font-name-asian="Noto Sans CJK JP Regular" style:font-size-asian="11pt" style:font-name-complex="Noto Sans Devanagari" style:font-size-complex="11pt"/>
    </style:style>
    <style:style style:name="P3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 O" fo:font-size="11pt" officeooo:rsid="001a7d23" officeooo:paragraph-rsid="006ad8ab" style:font-name-asian="Noto Sans CJK JP Regular" style:font-size-asian="11pt" style:font-name-complex="Noto Sans Devanagari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6" style:family="paragraph" style:parent-style-name="Table_20_Contents" style:list-style-name="L1">
      <style:paragraph-properties fo:margin-top="0in" fo:margin-bottom="0.0201in" loext:contextual-spacing="false"/>
      <style:text-properties style:font-name="Linux Libertine O" fo:font-size="11pt" fo:font-weight="normal" officeooo:rsid="00322755" officeooo:paragraph-rsid="007ece81" style:font-size-asian="11pt" style:font-weight-asian="normal" style:font-size-complex="11pt" style:font-weight-complex="normal"/>
    </style:style>
    <style:style style:name="P37" style:family="paragraph" style:parent-style-name="Table_20_Contents" style:list-style-name="L2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38" style:family="paragraph" style:parent-style-name="Table_20_Contents" style:list-style-name="L3">
      <style:paragraph-properties fo:margin-top="0in" fo:margin-bottom="0.0201in" loext:contextual-spacing="false"/>
      <style:text-properties style:font-name="Linux Libertine O" fo:font-size="11pt" fo:font-weight="normal" officeooo:rsid="00103ce5" officeooo:paragraph-rsid="00103ce5" style:font-size-asian="11pt" style:font-weight-asian="normal" style:font-size-complex="11pt" style:font-weight-complex="normal"/>
    </style:style>
    <style:style style:name="P39" style:family="paragraph" style:parent-style-name="Table_20_Contents" style:list-style-name="L4">
      <style:paragraph-properties fo:margin-top="0in" fo:margin-bottom="0.0201in" loext:contextual-spacing="false"/>
      <style:text-properties style:font-name="Linux Libertine O" fo:font-size="11pt" fo:font-weight="normal" officeooo:rsid="0025f41d" officeooo:paragraph-rsid="0025f41d" style:font-size-asian="11pt" style:font-weight-asian="normal" style:font-size-complex="11pt" style:font-weight-complex="normal"/>
    </style:style>
    <style:style style:name="P40" style:family="paragraph" style:parent-style-name="Table_20_Contents" style:list-style-name="L6">
      <style:paragraph-properties fo:margin-top="0in" fo:margin-bottom="0.0201in" loext:contextual-spacing="false"/>
      <style:text-properties style:font-name="Linux Libertine O" fo:font-size="11pt" fo:font-weight="normal" officeooo:rsid="002ac7f3" officeooo:paragraph-rsid="002ac7f3" style:font-size-asian="11pt" style:font-weight-asian="normal" style:font-size-complex="11pt" style:font-weight-complex="normal"/>
    </style:style>
    <style:style style:name="P41" style:family="paragraph" style:parent-style-name="Table_20_Contents" style:list-style-name="L7">
      <style:paragraph-properties fo:margin-top="0in" fo:margin-bottom="0.0201in" loext:contextual-spacing="false"/>
      <style:text-properties style:font-name="Linux Libertine O" fo:font-size="11pt" fo:font-weight="normal" officeooo:rsid="00514c0a" officeooo:paragraph-rsid="005ad8b4" style:font-size-asian="11pt" style:font-weight-asian="normal" style:font-size-complex="11pt" style:font-weight-complex="normal"/>
    </style:style>
    <style:style style:name="P42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616709" style:font-size-asian="11pt" style:font-weight-asian="normal" style:font-size-complex="11pt" style:font-weight-complex="normal"/>
    </style:style>
    <style:style style:name="P43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5ad8b4" style:font-size-asian="11pt" style:font-weight-asian="normal" style:font-size-complex="11pt" style:font-weight-complex="normal"/>
    </style:style>
    <style:style style:name="P44" style:family="paragraph" style:parent-style-name="Table_20_Contents" style:list-style-name="L2">
      <style:paragraph-properties fo:margin-top="0in" fo:margin-bottom="0.0201in" loext:contextual-spacing="false"/>
      <style:text-properties fo:font-size="11pt" officeooo:paragraph-rsid="000da007" style:font-size-asian="11pt" style:font-size-complex="11pt"/>
    </style:style>
    <style:style style:name="P45" style:family="paragraph" style:parent-style-name="Table_20_Contents" style:list-style-name="L4">
      <style:paragraph-properties fo:margin-top="0in" fo:margin-bottom="0.0201in" loext:contextual-spacing="false"/>
      <style:text-properties fo:font-size="11pt" officeooo:paragraph-rsid="00103ce5" style:font-size-asian="11pt" style:font-size-complex="11pt"/>
    </style:style>
    <style:style style:name="P46" style:family="paragraph" style:parent-style-name="Table_20_Contents" style:list-style-name="L5">
      <style:paragraph-properties fo:margin-top="0in" fo:margin-bottom="0.0201in" loext:contextual-spacing="false"/>
      <style:text-properties fo:font-size="11pt" officeooo:paragraph-rsid="002cfe24" style:font-size-asian="11pt" style:font-size-complex="11pt"/>
    </style:style>
    <style:style style:name="P4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a007" style:font-style-asian="normal" style:font-style-complex="normal"/>
    </style:style>
    <style:style style:name="T3" style:family="text">
      <style:text-properties officeooo:rsid="000da007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03ce5"/>
    </style:style>
    <style:style style:name="T6" style:family="text">
      <style:text-properties style:text-position="super 58%" style:font-name="Linux Libertine O" fo:font-weight="normal" officeooo:rsid="001cd71f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8325" style:font-weight-asian="normal" style:font-weight-complex="normal"/>
    </style:style>
    <style:style style:name="T9" style:family="text">
      <style:text-properties fo:font-weight="normal" officeooo:rsid="00257c19" style:font-weight-asian="normal" style:font-weight-complex="normal"/>
    </style:style>
    <style:style style:name="T10" style:family="text">
      <style:text-properties fo:font-weight="normal" officeooo:rsid="0025f087" style:font-weight-asian="normal" style:font-weight-complex="normal"/>
    </style:style>
    <style:style style:name="T11" style:family="text">
      <style:text-properties fo:font-weight="normal" officeooo:rsid="005d7740" style:font-weight-asian="normal" style:font-weight-complex="normal"/>
    </style:style>
    <style:style style:name="T12" style:family="text">
      <style:text-properties fo:font-weight="normal" officeooo:rsid="005e91fb" style:font-weight-asian="normal" style:font-weight-complex="normal"/>
    </style:style>
    <style:style style:name="T13" style:family="text">
      <style:text-properties fo:font-weight="normal" officeooo:rsid="0062ffc7" style:font-weight-asian="normal" style:font-weight-complex="normal"/>
    </style:style>
    <style:style style:name="T14" style:family="text">
      <style:text-properties fo:font-weight="normal" officeooo:rsid="00697942" style:font-weight-asian="normal" style:font-weight-complex="normal"/>
    </style:style>
    <style:style style:name="T15" style:family="text">
      <style:text-properties fo:font-weight="normal" officeooo:rsid="007c931a" style:font-weight-asian="normal" style:font-weight-complex="normal"/>
    </style:style>
    <style:style style:name="T16" style:family="text">
      <style:text-properties style:font-name="Linux Libertine O" fo:font-weight="normal" officeooo:rsid="000da007" style:font-weight-asian="normal" style:font-weight-complex="normal"/>
    </style:style>
    <style:style style:name="T17" style:family="text">
      <style:text-properties style:font-name="Linux Libertine O" fo:font-weight="normal" officeooo:rsid="00103ce5" style:font-weight-asian="normal" style:font-weight-complex="normal"/>
    </style:style>
    <style:style style:name="T18" style:family="text">
      <style:text-properties style:font-name="Linux Libertine O" fo:font-weight="normal" officeooo:rsid="001cd71f" style:font-weight-asian="normal" style:font-weight-complex="normal"/>
    </style:style>
    <style:style style:name="T19" style:family="text">
      <style:text-properties style:font-name="Linux Libertine O" fo:font-weight="normal" officeooo:rsid="0028276d" style:font-weight-asian="normal" style:font-weight-complex="normal"/>
    </style:style>
    <style:style style:name="T20" style:family="text">
      <style:text-properties style:font-name="Linux Libertine O" fo:font-weight="normal" officeooo:rsid="002cfe24" style:font-weight-asian="normal" style:font-weight-complex="normal"/>
    </style:style>
    <style:style style:name="T21" style:family="text">
      <style:text-properties style:font-name="Linux Libertine O" fo:font-weight="normal" officeooo:rsid="003569e0" style:font-weight-asian="normal" style:font-weight-complex="normal"/>
    </style:style>
    <style:style style:name="T22" style:family="text">
      <style:text-properties style:font-name="Linux Libertine O" fo:font-weight="normal" officeooo:rsid="003ab274" style:font-weight-asian="normal" style:font-weight-complex="normal"/>
    </style:style>
    <style:style style:name="T23" style:family="text">
      <style:text-properties style:font-name="Linux Libertine O" fo:font-weight="normal" officeooo:rsid="00412e07" style:font-weight-asian="normal" style:font-weight-complex="normal"/>
    </style:style>
    <style:style style:name="T24" style:family="text">
      <style:text-properties style:font-name="Linux Libertine O" fo:font-weight="normal" officeooo:rsid="004a0fdd" style:font-weight-asian="normal" style:font-weight-complex="normal"/>
    </style:style>
    <style:style style:name="T25" style:family="text">
      <style:text-properties officeooo:rsid="0025f41d"/>
    </style:style>
    <style:style style:name="T26" style:family="text">
      <style:text-properties officeooo:rsid="0028276d"/>
    </style:style>
    <style:style style:name="T27" style:family="text">
      <style:text-properties officeooo:rsid="002cfe24"/>
    </style:style>
    <style:style style:name="T28" style:family="text">
      <style:text-properties officeooo:rsid="004dd4db"/>
    </style:style>
    <style:style style:name="T29" style:family="text">
      <style:text-properties officeooo:rsid="004f73cb"/>
    </style:style>
    <style:style style:name="T30" style:family="text">
      <style:text-properties officeooo:rsid="005080c2"/>
    </style:style>
    <style:style style:name="T31" style:family="text">
      <style:text-properties officeooo:rsid="00514c0a"/>
    </style:style>
    <style:style style:name="T32" style:family="text">
      <style:text-properties officeooo:rsid="005b4a3c"/>
    </style:style>
    <style:style style:name="T33" style:family="text">
      <style:text-properties officeooo:rsid="005cb1a6"/>
    </style:style>
    <style:style style:name="T34" style:family="text">
      <style:text-properties fo:font-size="16pt" officeooo:rsid="0016a030" style:font-size-asian="16pt" style:font-size-complex="16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officeooo:rsid="006f2dbb"/>
    </style:style>
    <style:style style:name="T37" style:family="text">
      <style:text-properties officeooo:rsid="007e5c9a"/>
    </style:style>
    <style:style style:name="T38" style:family="text">
      <style:text-properties officeooo:rsid="007ece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<text:span text:style-name="T35">C</text:span><text:span text:style-name="T34">HRISTOPHER</text:span> <text:span text:style-name="T35">S. C</text:span><text:span text:style-name="T34">ORLEY</text:span></text:p>
          </table:table-cell>
          <table:table-cell table:style-name="Table1.A1" office:value-type="string">
            <text:p text:style-name="P32">Raleigh, NC</text:p>
            <text:p text:style-name="P34">http://christop.club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3">256-668-3424</text:p>
            <text:p text:style-name="P33">cscorley@ua.edu</text:p>
          </table:table-cell>
        </table:table-row>
      </table:table>
      <text:p text:style-name="P6"><draw:line text:anchor-type="paragraph" draw:z-index="0" draw:style-name="gr1" draw:text-style-name="P47" svg:x1="-0.0071in" svg:y1="0.2154in" svg:x2="6.9409in" svg:y2="0.2154in"><text:p/></draw:line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hD, Computer Science</text:p>
            <text:p text:style-name="P16">University of Alabama</text:p>
            <text:list xml:id="list6535755274327254632" text:style-name="L1">
              <text:list-item>
                <text:p text:style-name="P36"><text:span text:style-name="T37">Working </text:span>title: “<text:span text:style-name="T38">Towards Online Topic Modeling for Software Maintenance Using A Changeset-based Approach</text:span>”</text:p>
              </text:list-item>
            </text:list>
          </table:table-cell>
          <table:table-cell table:style-name="Table2.A1" office:value-type="string">
            <text:p text:style-name="P21"><text:span text:style-name="T4">Expected</text:span> May 2016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M<text:span text:style-name="T3">S,</text:span> Computer Science</text:p>
            <text:p text:style-name="P16">University of Alabama</text:p>
          </table:table-cell>
          <table:table-cell table:style-name="Table2.A1" office:value-type="string">
            <text:p text:style-name="P21">August 2014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<text:span text:style-name="T3">BS,</text:span> Computer Science</text:p>
            <text:p text:style-name="P16">University of <text:span text:style-name="T3">North</text:span> Alabama</text:p>
          </table:table-cell>
          <table:table-cell table:style-name="Table2.A1" office:value-type="string">
            <text:p text:style-name="P25">May 2011</text:p>
            <text:p text:style-name="P22"><text:span text:style-name="T2">Florence</text:span><text:span text:style-name="T1">, AL, USA</text:span></text:p>
          </table:table-cell>
        </table:table-row>
      </table:table>
      <text:p text:style-name="P5"><draw:line text:anchor-type="paragraph" draw:z-index="1" draw:style-name="gr1" draw:text-style-name="P47" svg:x1="-0.0071in" svg:y1="0.2154in" svg:x2="6.9409in" svg:y2="0.2154in"><text:p/></draw:line>PROFESSIONAL EXPERIEN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Visiting Researcher / Research Developer</text:p>
            <text:p text:style-name="P20">ABB Corporate Research</text:p>
            <text:list xml:id="list1165853322318257050" text:style-name="L2">
              <text:list-item>
                <text:p text:style-name="P44"><text:span text:style-name="T16">Created &amp; lead </text:span><text:span text:style-name="T19">project</text:span><text:span text:style-name="T16"> to reduce interruptions of knowledge worker</text:span><text:span text:style-name="T21">s</text:span></text:p>
              </text:list-item>
              <text:list-item>
                <text:p text:style-name="P37">Maintained web service for hundreds of internal users</text:p>
              </text:list-item>
            </text:list>
          </table:table-cell>
          <table:table-cell table:style-name="Table3.A1" office:value-type="string">
            <text:p text:style-name="P22">201<text:span text:style-name="T3">5 – </text:span></text:p>
            <text:p text:style-name="P30">Raleigh, NC, USA</text:p>
          </table:table-cell>
        </table:table-row>
        <table:table-row>
          <table:table-cell table:style-name="Table3.A1" office:value-type="string">
            <text:p text:style-name="P8"><text:span text:style-name="T26">Graduate </text:span>Research Assistant</text:p>
            <text:p text:style-name="P17"><text:span text:style-name="T3">Department of Computer Science, </text:span>University of Alabama</text:p>
            <text:list xml:id="list6617163722297497279" text:style-name="L3">
              <text:list-item>
                <text:p text:style-name="P38">Performed research related to Software Security</text:p>
              </text:list-item>
              <text:list-item>
                <text:p text:style-name="P38">NSA Grant “Growing the Science of Security Through Analytics”</text:p>
              </text:list-item>
            </text:list>
          </table:table-cell>
          <table:table-cell table:style-name="Table3.A1" office:value-type="string">
            <text:p text:style-name="P22"><text:span text:style-name="T3">Fall</text:span> 2014</text:p>
            <text:p text:style-name="P27">Tuscaloosa, AL, USA</text:p>
          </table:table-cell>
        </table:table-row>
        <table:table-row>
          <table:table-cell table:style-name="Table3.A1" office:value-type="string">
            <text:p text:style-name="P9"><text:span text:style-name="T26">Graduate </text:span>Teaching Assistant</text:p>
            <text:p text:style-name="P18"><text:span text:style-name="T3">Department of Computer Science, </text:span>University of Alabama</text:p>
            <text:list xml:id="list5679264534779299787" text:style-name="L4">
              <text:list-item>
                <text:p text:style-name="P45"><text:span text:style-name="T17">Taught </text:span><text:span text:style-name="T18">1</text:span><text:span text:style-name="T6">st</text:span><text:span text:style-name="T18"> &amp; 2</text:span><text:span text:style-name="T6">nd</text:span><text:span text:style-name="T18"> year students</text:span></text:p>
              </text:list-item>
              <text:list-item>
                <text:p text:style-name="P39">Courses: Programming II &amp; Software Engineering</text:p>
              </text:list-item>
            </text:list>
          </table:table-cell>
          <table:table-cell table:style-name="Table3.A1" office:value-type="string">
            <text:p text:style-name="P23"><text:span text:style-name="T25">Spring</text:span> 201<text:span text:style-name="T5">3 – Spring 2014</text:span></text:p>
            <text:p text:style-name="P28">Tuscaloosa, AL, USA</text:p>
          </table:table-cell>
        </table:table-row>
        <table:table-row>
          <table:table-cell table:style-name="Table3.A1" office:value-type="string">
            <text:p text:style-name="P10">Undergraduate Research Mentor</text:p>
            <text:p text:style-name="P19"><text:span text:style-name="T3">Department of Computer Science, </text:span>University of Alabama</text:p>
            <text:list xml:id="list1739635574742124527" text:style-name="L5">
              <text:list-item>
                <text:p text:style-name="P46"><text:span text:style-name="T20">Lead </text:span><text:span text:style-name="T22">&amp; mentor</text:span><text:span text:style-name="T24">ed</text:span><text:span text:style-name="T22"> </text:span><text:span text:style-name="T20">undergraduates </text:span><text:span text:style-name="T23">on various</text:span><text:span text:style-name="T20"> research </text:span><text:span text:style-name="T23">projects</text:span></text:p>
              </text:list-item>
            </text:list>
          </table:table-cell>
          <table:table-cell table:style-name="Table3.A1" office:value-type="string">
            <text:p text:style-name="P24">201<text:span text:style-name="T27">1 – 2014</text:span></text:p>
            <text:p text:style-name="P29">Tuscaloosa, AL, USA</text:p>
          </table:table-cell>
        </table:table-row>
      </table:table>
      <text:p text:style-name="P4"><draw:line text:anchor-type="paragraph" draw:z-index="2" draw:style-name="gr1" draw:text-style-name="P47" svg:x1="-0.0071in" svg:y1="0.2154in" svg:x2="6.9409in" svg:y2="0.2154in"><text:p/></draw:line>TECHNICAL EXPERIENC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Open-source projects</text:p>
            <text:list xml:id="list5832651840203802686" text:style-name="L6">
              <text:list-item>
                <text:p text:style-name="P40">Gensim: Python topic modeling library, <text:span text:style-name="T32">core contributor (~28K PyPI installs/month)</text:span></text:p>
              </text:list-item>
              <text:list-item>
                <text:p text:style-name="P40">whatthepatch: Python diff/patch parsing library <text:span text:style-name="T36">(~500–1K PyPI installs/month)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">Closed-source projects</text:p>
            <text:list xml:id="list5463442216830833681" text:style-name="L7">
              <text:list-item>
                <text:p text:style-name="P41">End user application that colors LED lights (blink(1) &amp; NeoPixels) based on user activity. C#, SQL</text:p>
              </text:list-item>
            </text:list>
          </table:table-cell>
        </table:table-row>
        <table:table-row>
          <table:table-cell table:style-name="Table4.A1" office:value-type="string">
            <text:p text:style-name="P14">Research instrumentation</text:p>
            <text:list xml:id="list7568629385603165152" text:style-name="L8">
              <text:list-item>
                <text:p text:style-name="P42">Language-agnostic source code parser using ANTLR4 grammars. <text:span text:style-name="T31">Java, XML</text:span></text:p>
              </text:list-item>
              <text:list-item>
                <text:p text:style-name="P43"><text:span text:style-name="T31">A</text:span>pplication for source code <text:span text:style-name="T29">search</text:span> <text:span text:style-name="T30">using</text:span> linguistic similarity rather than keyword<text:span text:style-name="T28">s. Python</text:span></text:p>
              </text:list-item>
            </text:list>
          </table:table-cell>
        </table:table-row>
      </table:table>
      <text:p text:style-name="P3"><draw:line text:anchor-type="paragraph" draw:z-index="3" draw:style-name="gr1" draw:text-style-name="P47" svg:x1="-0.0071in" svg:y1="0.2154in" svg:x2="6.9409in" svg:y2="0.2154in"><text:p/></draw:line>SKILLS <text:span text:style-name="T33">&amp; TECHNOLOGI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Programming languages: <text:span text:style-name="T7">Python </text:span><text:span text:style-name="T14">(primary)</text:span><text:span text:style-name="T7">, C# </text:span><text:span text:style-name="T14">(secondary)</text:span><text:span text:style-name="T7">, </text:span><text:span text:style-name="T8">Java,</text:span><text:span text:style-name="T7"> C, C++, Rust </text:span><text:span text:style-name="T14">(learning)</text:span></text:p>
            <text:p text:style-name="P12">Platforms<text:span text:style-name="T7">: GNU/Linux, OS X, Windows</text:span></text:p>
            <text:p text:style-name="P13">Tools:<text:span text:style-name="T7"> sh, </text:span><text:span text:style-name="T10">V</text:span><text:span text:style-name="T9">im,</text:span><text:span text:style-name="T7"> Git, SSH, LaTeX, </text:span><text:span text:style-name="T15">V</text:span><text:span text:style-name="T12">agrant, </text:span><text:span text:style-name="T13">Visual Studio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8:50.600890445</meta:creation-date>
    <dc:date>2015-12-05T12:47:23.684725185</dc:date>
    <meta:editing-duration>P1DT18H27M2S</meta:editing-duration>
    <meta:editing-cycles>117</meta:editing-cycles>
    <meta:generator>LibreOffice/5.0.3.2$Linux_X86_64 LibreOffice_project/00m0$Build-2</meta:generator>
    <meta:document-statistic meta:table-count="5" meta:image-count="0" meta:object-count="0" meta:page-count="1" meta:paragraph-count="56" meta:word-count="276" meta:character-count="1942" meta:non-whitespace-character-count="1732"/>
  </office:meta>
</office:document-meta>
</file>